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ffffff" loext:opacity="100%" style:font-name="Ubuntu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ipe tragic alarm crunch husband trust ring top alley behind hint stagerecipe tragic alarm crunch husband trust ring top alley behind hint sta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56:21.435905098</meta:creation-date>
    <dc:date>2023-09-16T15:48:23.262842726</dc:date>
    <meta:editing-duration>PT41M51S</meta:editing-duration>
    <meta:editing-cycles>1</meta:editing-cycles>
    <meta:document-statistic meta:table-count="0" meta:image-count="0" meta:object-count="0" meta:page-count="1" meta:paragraph-count="1" meta:word-count="23" meta:character-count="146" meta:non-whitespace-character-count="124"/>
    <meta:generator>LibreOffice/7.3.7.2$Linux_X86_64 LibreOffice_project/30$Build-2</meta:generator>
  </office:meta>
</office:document-meta>
</file>